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2.304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2_<text:span text:style-name="T1">NOV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2_<text:span text:style-name="T1">11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NOVIEMBRE 2022</text:span>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10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9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10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10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10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9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9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10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10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10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9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10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9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10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9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9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9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9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10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sp1</text:p>
          </table:table-cell>
          <table:table-cell office:value-type="string" table:style-name="ce7">
            <text:p>Responde sección 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1</text:p>
          </table:table-cell>
          <table:table-cell office:value-type="string" table:style-name="ce7">
            <text:p>En general, ¿cómo considera usted que funcionan las instituciones que brindan servicios públicos en Ecuado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a</text:p>
          </table:table-cell>
          <table:table-cell office:value-type="string" table:style-name="ce7">
            <text:p>Calificación - Obtención y/o renovación de Licencias de Conducir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b</text:p>
          </table:table-cell>
          <table:table-cell office:value-type="string" table:style-name="ce7">
            <text:p>Calificación - Obtención y/o renovación de Cédula, Pasaporte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c</text:p>
          </table:table-cell>
          <table:table-cell office:value-type="string" table:style-name="ce7">
            <text:p>Calificación - Atención de servicios del SRI (Recaudación de Impuestos, RUC, etc.)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d</text:p>
          </table:table-cell>
          <table:table-cell office:value-type="string" table:style-name="ce7">
            <text:p>Calificación - Disponibilidad y dotación de medicamentos en hospitales y centros de salud del Ministerio de Salud Pública ?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e</text:p>
          </table:table-cell>
          <table:table-cell office:value-type="string" table:style-name="ce7">
            <text:p>Calificación - Servicios de Salud y dotación de medicamentos del IES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f</text:p>
          </table:table-cell>
          <table:table-cell office:value-type="string" table:style-name="ce7">
            <text:p>Calificación - Educación Pública, nivel Básico y Bachillerato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g</text:p>
          </table:table-cell>
          <table:table-cell office:value-type="string" table:style-name="ce7">
            <text:p>Calificación - Disponibilidad de cupos para el acceso a la Educación Pública Superior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h</text:p>
          </table:table-cell>
          <table:table-cell office:value-type="string" table:style-name="ce7">
            <text:p>Calificación - Entrega de bonos y ayudas por parte del Gobierno Nacional ?(BDH,BJGL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i</text:p>
          </table:table-cell>
          <table:table-cell office:value-type="string" table:style-name="ce7">
            <text:p>Calificación - Estado de las carreteras del país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j</text:p>
          </table:table-cell>
          <table:table-cell office:value-type="string" table:style-name="ce7">
            <text:p>Calificación - Fuerzas Armadas (Terrestre, Naval y Aérea)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k</text:p>
          </table:table-cell>
          <table:table-cell office:value-type="string" table:style-name="ce7">
            <text:p>Calificación - Manejo/Administración de cárcel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02l</text:p>
          </table:table-cell>
          <table:table-cell office:value-type="string" table:style-name="ce7">
            <text:p>Calificación - Seguridad Ciudadana, Policía Nacional 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9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1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7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4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USER</dc:creator>
    <meta:creation-date>2020-12-02T16:57:00Z</meta:creation-date>
    <dc:date>2022-12-29T23:29:19Z</dc:date>
  </office:meta>
</office:document-meta>
</file>